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fo:font-weight="bold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Preformatted_20_Text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text-properties fo:font-weight="bold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l escenario que planteas implica configurar dos servidores DNS (QBO y el host Ubuntu) para la resolución recursiva y una zona de reenvío (forward zone). Aquí tienes la configuración detallada para cada caso:</text:p>
      <text:p text:style-name="Horizontal_20_Line"/>
      <text:h text:style-name="Heading_20_3" text:outline-level="3">Caso 1: Resolución Recursiva (Registros NS y A)</text:h>
      <text:p text:style-name="Text_20_body"><text:span text:style-name="T1">Objetivo:</text:span> QBO (10.1.1.100) gestiona <text:span text:style-name="Source_20_Text">aula11.local</text:span> y el host Ubuntu (10.1.1.107) gestiona <text:span text:style-name="Source_20_Text">andorra.aula11.local</text:span>. Ambos deben poder resolver recursivamente.</text:p>
      <text:h text:style-name="Heading_20_4" text:outline-level="4"><text:span text:style-name="T1">1. Configuración del Servidor DNS QBO (10.1.1.100) para </text:span><text:span text:style-name="Source_20_Text"><text:span text:style-name="T1">aula11.local</text:span></text:span></text:h>
      <text:p text:style-name="Text_20_body"><text:span text:style-name="T1">1.1. Archivo de configuración principal de BIND (ej: </text:span><text:span text:style-name="Source_20_Text"><text:span text:style-name="T1">/etc/bind/named.conf.options</text:span></text:span><text:span text:style-name="T1">)</text:span></text:p>
      <text:p text:style-name="P4">DNS Zone file</text:p>
      <text:p text:style-name="Preformatted_20_Text"><text:span text:style-name="Source_20_Text">options {</text:span></text:p>
      <text:p text:style-name="Preformatted_20_Text"><text:span text:style-name="Source_20_Text"><text:s text:c="4"/>directory "/var/cache/bind";</text:span></text:p>
      <text:p text:style-name="Preformatted_20_Text"><text:span text:style-name="Source_20_Text"><text:s text:c="4"/>recursion yes; # Habilitar la recursión</text:span></text:p>
      <text:p text:style-name="Preformatted_20_Text"><text:span text:style-name="Source_20_Text"><text:s text:c="4"/>allow-query { any; }; # Permitir consultas desde cualquier IP (ajustar según necesidades de seguridad)</text:span></text:p>
      <text:p text:style-name="Preformatted_20_Text"><text:span text:style-name="Source_20_Text"><text:s text:c="4"/>forwarders {</text:span></text:p>
      <text:p text:style-name="Preformatted_20_Text"><text:span text:style-name="Source_20_Text"><text:s text:c="8"/>8.8.8.8; # Ejemplo de DNS público para resolución externa</text:span></text:p>
      <text:p text:style-name="Preformatted_20_Text"><text:span text:style-name="Source_20_Text"><text:s text:c="8"/>8.8.4.4;</text:span></text:p>
      <text:p text:style-name="Preformatted_20_Text"><text:span text:style-name="Source_20_Text"><text:s text:c="4"/>};</text:span></text:p>
      <text:p text:style-name="Preformatted_20_Text"><text:span text:style-name="Source_20_Text"><text:s text:c="4"/>dnssec-validation auto;</text:span></text:p>
      <text:p text:style-name="Preformatted_20_Text"><text:span text:style-name="Source_20_Text"><text:s text:c="4"/>listen-on { any; };</text:span></text:p>
      <text:p text:style-name="P2"><text:span text:style-name="Source_20_Text">};</text:span></text:p>
      <text:p text:style-name="Text_20_body"><text:span text:style-name="T1">1.2. Archivo de configuración de zonas (ej: </text:span><text:span text:style-name="Source_20_Text"><text:span text:style-name="T1">/etc/bind/named.conf.local</text:span></text:span><text:span text:style-name="T1">)</text:span></text:p>
      <text:p text:style-name="P4">DNS Zone file</text:p>
      <text:p text:style-name="Preformatted_20_Text"><text:span text:style-name="Source_20_Text">zone "aula11.local" IN {</text:span></text:p>
      <text:p text:style-name="Preformatted_20_Text"><text:span text:style-name="Source_20_Text"><text:s text:c="4"/>type master;</text:span></text:p>
      <text:p text:style-name="Preformatted_20_Text"><text:span text:style-name="Source_20_Text"><text:s text:c="4"/>file "/etc/bind/db.aula11.local";</text:span></text:p>
      <text:p text:style-name="Preformatted_20_Text"><text:span text:style-name="Source_20_Text"><text:s text:c="4"/>allow-update { none; };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zone "1.1.10.in-addr.arpa" IN { # Zona inversa para 10.1.1.x</text:span></text:p>
      <text:p text:style-name="Preformatted_20_Text"><text:span text:style-name="Source_20_Text"><text:s text:c="4"/>type master;</text:span></text:p>
      <text:p text:style-name="Preformatted_20_Text"><text:span text:style-name="Source_20_Text"><text:s text:c="4"/>file "/etc/bind/db.10.1.1";</text:span></text:p>
      <text:p text:style-name="Preformatted_20_Text"><text:span text:style-name="Source_20_Text"><text:s text:c="4"/>allow-update { none; };</text:span></text:p>
      <text:p text:style-name="P2"><text:span text:style-name="Source_20_Text">};</text:span></text:p>
      <text:p text:style-name="Text_20_body"><text:span text:style-name="T1">1.3. Archivo de zona directa para </text:span><text:span text:style-name="Source_20_Text"><text:span text:style-name="T1">aula11.local</text:span></text:span><text:span text:style-name="T1"> (ej: </text:span><text:span text:style-name="Source_20_Text"><text:span text:style-name="T1">/etc/bind/db.aula11.local</text:span></text:span><text:span text:style-name="T1">)</text:span></text:p>
      <text:p text:style-name="P4">DNS Zone file</text:p>
      <text:p text:style-name="Preformatted_20_Text"><text:span text:style-name="Source_20_Text">$TTL 86400</text:span></text:p>
      <text:p text:style-name="Preformatted_20_Text"><text:span text:style-name="Source_20_Text">@ <text:s text:c="6"/>IN <text:s text:c="5"/>SOA <text:s text:c="4"/>qbo.aula11.local. root.aula11.local. (</text:span></text:p>
      <text:p text:style-name="Preformatted_20_Text"><text:span text:style-name="Source_20_Text"><text:s text:c="24"/>2025070901 <text:s text:c="5"/>; Serial</text:span></text:p>
      <text:p text:style-name="Preformatted_20_Text"><text:span text:style-name="Source_20_Text"><text:s text:c="24"/>3600 <text:s text:c="11"/>; Refresh</text:span></text:p>
      <text:p text:style-name="Preformatted_20_Text"><text:span text:style-name="Source_20_Text"><text:s text:c="24"/>1800 <text:s text:c="11"/>; Retry</text:span></text:p>
      <text:p text:style-name="Preformatted_20_Text"><text:span text:style-name="Source_20_Text"><text:s text:c="24"/>604800 <text:s text:c="9"/>; Expire</text:span></text:p>
      <text:p text:style-name="Preformatted_20_Text"><text:span text:style-name="Source_20_Text"><text:s text:c="24"/>86400 ) <text:s text:c="8"/>; Minimum TTL</text:span></text:p>
      <text:p text:style-name="Preformatted_20_Text"/>
      <text:p text:style-name="Preformatted_20_Text"><text:span text:style-name="Source_20_Text">@ <text:s text:c="6"/>IN <text:s text:c="5"/>NS <text:s text:c="5"/>qbo.aula11.local.</text:span></text:p>
      <text:p text:style-name="Preformatted_20_Text"><text:span text:style-name="Source_20_Text">qbo <text:s text:c="4"/>IN <text:s text:c="5"/>A <text:s text:c="6"/>10.1.1.100</text:span></text:p>
      <text:p text:style-name="Preformatted_20_Text"/>
      <text:p text:style-name="Preformatted_20_Text"><text:soft-page-break/><text:span text:style-name="Source_20_Text">; Delegación a andorra.aula11.local</text:span></text:p>
      <text:p text:style-name="P2"><text:span text:style-name="Source_20_Text">andorra <text:s text:c="4"/>IN <text:s text:c="5"/>NS <text:s text:c="5"/>dns.andorra.aula11.local. ; El servidor DNS para andorra.aula11.local</text:span></text:p>
      <text:p text:style-name="Text_20_body"><text:span text:style-name="T1">1.4. Archivo de zona inversa para </text:span><text:span text:style-name="Source_20_Text"><text:span text:style-name="T1">10.1.1.x</text:span></text:span><text:span text:style-name="T1"> (ej: </text:span><text:span text:style-name="Source_20_Text"><text:span text:style-name="T1">/etc/bind/db.10.1.1</text:span></text:span><text:span text:style-name="T1">)</text:span></text:p>
      <text:p text:style-name="P4">DNS Zone file</text:p>
      <text:p text:style-name="Preformatted_20_Text"><text:span text:style-name="Source_20_Text">$TTL 86400</text:span></text:p>
      <text:p text:style-name="Preformatted_20_Text"><text:span text:style-name="Source_20_Text">@ <text:s text:c="6"/>IN <text:s text:c="5"/>SOA <text:s text:c="4"/>qbo.aula11.local. root.aula11.local. (</text:span></text:p>
      <text:p text:style-name="Preformatted_20_Text"><text:span text:style-name="Source_20_Text"><text:s text:c="24"/>2025070901 <text:s text:c="5"/>; Serial</text:span></text:p>
      <text:p text:style-name="Preformatted_20_Text"><text:span text:style-name="Source_20_Text"><text:s text:c="24"/>3600 <text:s text:c="11"/>; Refresh</text:span></text:p>
      <text:p text:style-name="Preformatted_20_Text"><text:span text:style-name="Source_20_Text"><text:s text:c="24"/>1800 <text:s text:c="11"/>; Retry</text:span></text:p>
      <text:p text:style-name="Preformatted_20_Text"><text:span text:style-name="Source_20_Text"><text:s text:c="24"/>604800 <text:s text:c="9"/>; Expire</text:span></text:p>
      <text:p text:style-name="Preformatted_20_Text"><text:span text:style-name="Source_20_Text"><text:s text:c="24"/>86400 ) <text:s text:c="8"/>; Minimum TTL</text:span></text:p>
      <text:p text:style-name="Preformatted_20_Text"/>
      <text:p text:style-name="Preformatted_20_Text"><text:span text:style-name="Source_20_Text">@ <text:s text:c="6"/>IN <text:s text:c="5"/>NS <text:s text:c="5"/>qbo.aula11.local.</text:span></text:p>
      <text:p text:style-name="P2"><text:span text:style-name="Source_20_Text">100 <text:s text:c="4"/>IN <text:s text:c="5"/>PTR <text:s text:c="4"/>qbo.aula11.local.</text:span></text:p>
      <text:p text:style-name="P5">Pasos adicionales en QBO:</text:p>
      <text:list text:style-name="L1">
        <text:list-item>
          <text:p text:style-name="P6">Asegúrate de que BIND9 esté instalado: <text:span text:style-name="Source_20_Text">sudo apt install bind9</text:span> (o el comando equivalente en tu distribución de Linux).</text:p>
        </text:list-item>
        <text:list-item>
          <text:p text:style-name="P6">Reinicia el servicio BIND: <text:span text:style-name="Source_20_Text">sudo systemctl restart bind9</text:span>.</text:p>
        </text:list-item>
        <text:list-item>
          <text:p text:style-name="P6">Verifica el estado del servicio: <text:span text:style-name="Source_20_Text">sudo systemctl status bind9</text:span>.</text:p>
        </text:list-item>
        <text:list-item>
          <text:p text:style-name="P6">Asegúrate de que el firewall permita las conexiones DNS (puerto 53 TCP/UDP).</text:p>
        </text:list-item>
      </text:list>
      <text:h text:style-name="Heading_20_4" text:outline-level="4"><text:span text:style-name="T1">2. Configuración del Servidor DNS Ubuntu (10.1.1.107) para </text:span><text:span text:style-name="Source_20_Text"><text:span text:style-name="T1">andorra.aula11.local</text:span></text:span></text:h>
      <text:p text:style-name="Text_20_body"><text:span text:style-name="T1">2.1. Archivo de configuración principal de BIND (ej: </text:span><text:span text:style-name="Source_20_Text"><text:span text:style-name="T1">/etc/bind/named.conf.options</text:span></text:span><text:span text:style-name="T1">)</text:span></text:p>
      <text:p text:style-name="P4">DNS Zone file</text:p>
      <text:p text:style-name="Preformatted_20_Text"><text:span text:style-name="Source_20_Text">options {</text:span></text:p>
      <text:p text:style-name="Preformatted_20_Text"><text:span text:style-name="Source_20_Text"><text:s text:c="4"/>directory "/var/cache/bind";</text:span></text:p>
      <text:p text:style-name="Preformatted_20_Text"><text:span text:style-name="Source_20_Text"><text:s text:c="4"/>recursion yes; # Habilitar la recursión</text:span></text:p>
      <text:p text:style-name="Preformatted_20_Text"><text:span text:style-name="Source_20_Text"><text:s text:c="4"/>allow-query { any; }; # Permitir consultas desde cualquier IP (ajustar según necesidades de seguridad)</text:span></text:p>
      <text:p text:style-name="Preformatted_20_Text"><text:span text:style-name="Source_20_Text"><text:s text:c="4"/>forwarders {</text:span></text:p>
      <text:p text:style-name="Preformatted_20_Text"><text:span text:style-name="Source_20_Text"><text:s text:c="8"/>10.1.1.100; # Apuntar a QBO para resolver aula11.local y otras zonas</text:span></text:p>
      <text:p text:style-name="Preformatted_20_Text"><text:span text:style-name="Source_20_Text"><text:s text:c="8"/>8.8.8.8; <text:s text:c="3"/># Ejemplo de DNS público como respaldo</text:span></text:p>
      <text:p text:style-name="Preformatted_20_Text"><text:span text:style-name="Source_20_Text"><text:s text:c="8"/>8.8.4.4;</text:span></text:p>
      <text:p text:style-name="Preformatted_20_Text"><text:span text:style-name="Source_20_Text"><text:s text:c="4"/>};</text:span></text:p>
      <text:p text:style-name="Preformatted_20_Text"><text:span text:style-name="Source_20_Text"><text:s text:c="4"/>dnssec-validation auto;</text:span></text:p>
      <text:p text:style-name="Preformatted_20_Text"><text:span text:style-name="Source_20_Text"><text:s text:c="4"/>listen-on { any; };</text:span></text:p>
      <text:p text:style-name="P2"><text:span text:style-name="Source_20_Text">};</text:span></text:p>
      <text:p text:style-name="Text_20_body"><text:span text:style-name="T1">2.2. Archivo de configuración de zonas (ej: </text:span><text:span text:style-name="Source_20_Text"><text:span text:style-name="T1">/etc/bind/named.conf.local</text:span></text:span><text:span text:style-name="T1">)</text:span></text:p>
      <text:p text:style-name="P4">DNS Zone file</text:p>
      <text:p text:style-name="Preformatted_20_Text"><text:span text:style-name="Source_20_Text">zone "andorra.aula11.local" IN {</text:span></text:p>
      <text:p text:style-name="Preformatted_20_Text"><text:span text:style-name="Source_20_Text"><text:s text:c="4"/>type master;</text:span></text:p>
      <text:p text:style-name="Preformatted_20_Text"><text:span text:style-name="Source_20_Text"><text:s text:c="4"/>file "/etc/bind/db.andorra.aula11.local";</text:span></text:p>
      <text:p text:style-name="Preformatted_20_Text"><text:span text:style-name="Source_20_Text"><text:s text:c="4"/>allow-update { none; };</text:span></text:p>
      <text:p text:style-name="P2"><text:span text:style-name="Source_20_Text">};</text:span></text:p>
      <text:p text:style-name="Text_20_body"><text:soft-page-break/><text:span text:style-name="T1">2.3. Archivo de zona directa para </text:span><text:span text:style-name="Source_20_Text"><text:span text:style-name="T1">andorra.aula11.local</text:span></text:span><text:span text:style-name="T1"> (ej: </text:span><text:span text:style-name="Source_20_Text"><text:span text:style-name="T1">/etc/bind/db.andorra.aula11.local</text:span></text:span><text:span text:style-name="T1">)</text:span></text:p>
      <text:p text:style-name="P4">DNS Zone file</text:p>
      <text:p text:style-name="Preformatted_20_Text"><text:span text:style-name="Source_20_Text">$TTL 86400</text:span></text:p>
      <text:p text:style-name="Preformatted_20_Text"><text:span text:style-name="Source_20_Text">@ <text:s text:c="6"/>IN <text:s text:c="5"/>SOA <text:s text:c="4"/>dns.andorra.aula11.local. root.andorra.aula11.local. (</text:span></text:p>
      <text:p text:style-name="Preformatted_20_Text"><text:span text:style-name="Source_20_Text"><text:s text:c="24"/>2025070901 <text:s text:c="5"/>; Serial</text:span></text:p>
      <text:p text:style-name="Preformatted_20_Text"><text:span text:style-name="Source_20_Text"><text:s text:c="24"/>3600 <text:s text:c="11"/>; Refresh</text:span></text:p>
      <text:p text:style-name="Preformatted_20_Text"><text:span text:style-name="Source_20_Text"><text:s text:c="24"/>1800 <text:s text:c="11"/>; Retry</text:span></text:p>
      <text:p text:style-name="Preformatted_20_Text"><text:span text:style-name="Source_20_Text"><text:s text:c="24"/>604800 <text:s text:c="9"/>; Expire</text:span></text:p>
      <text:p text:style-name="Preformatted_20_Text"><text:span text:style-name="Source_20_Text"><text:s text:c="24"/>86400 ) <text:s text:c="8"/>; Minimum TTL</text:span></text:p>
      <text:p text:style-name="Preformatted_20_Text"/>
      <text:p text:style-name="Preformatted_20_Text"><text:span text:style-name="Source_20_Text">@ <text:s text:c="6"/>IN <text:s text:c="5"/>NS <text:s text:c="5"/>dns.andorra.aula11.local.</text:span></text:p>
      <text:p text:style-name="P2"><text:span text:style-name="Source_20_Text">dns <text:s text:c="4"/>IN <text:s text:c="5"/>A <text:s text:c="6"/>10.1.1.107</text:span></text:p>
      <text:p text:style-name="P5">Pasos adicionales en Ubuntu:</text:p>
      <text:list text:style-name="L2">
        <text:list-item>
          <text:p text:style-name="P7">Asegúrate de que BIND9 esté instalado: <text:span text:style-name="Source_20_Text">sudo apt install bind9</text:span>.</text:p>
        </text:list-item>
        <text:list-item>
          <text:p text:style-name="P7">Reinicia el servicio BIND: <text:span text:style-name="Source_20_Text">sudo systemctl restart bind9</text:span>.</text:p>
        </text:list-item>
        <text:list-item>
          <text:p text:style-name="P7">Verifica el estado del servicio: <text:span text:style-name="Source_20_Text">sudo systemctl status bind9</text:span>.</text:p>
        </text:list-item>
        <text:list-item>
          <text:p text:style-name="P7">Asegúrate de que el firewall permita las conexiones DNS (puerto 53 TCP/UDP).</text:p>
        </text:list-item>
      </text:list>
      <text:h text:style-name="P1" text:outline-level="4">3. Configuración del Cliente Rocky Linux (10.1.1.108)</text:h>
      <text:p text:style-name="Text_20_body"><text:span text:style-name="T1">3.1. Archivo </text:span><text:span text:style-name="Source_20_Text"><text:span text:style-name="T1">/etc/resolv.conf</text:span></text:span></text:p>
      <text:p text:style-name="P3"><text:span text:style-name="Source_20_Text">nameserver 10.1.1.100</text:span></text:p>
      <text:p text:style-name="P2"><text:span text:style-name="Source_20_Text">search aula11.local andorra.aula11.local</text:span></text:p>
      <text:p text:style-name="P5">3.2. Pruebas desde Rocky Linux:</text:p>
      <text:list text:style-name="L3">
        <text:list-item>
          <text:p text:style-name="P8"><text:span text:style-name="Source_20_Text">dig qbo.aula11.local</text:span> (debería resolver 10.1.1.100)</text:p>
        </text:list-item>
        <text:list-item>
          <text:p text:style-name="P8"><text:span text:style-name="Source_20_Text">dig dns.andorra.aula11.local</text:span> (debería resolver 10.1.1.107)</text:p>
        </text:list-item>
        <text:list-item>
          <text:p text:style-name="P8"><text:span text:style-name="Source_20_Text">dig www.google.com</text:span> (debería resolver una IP de Google, demostrando la recursión)</text:p>
        </text:list-item>
      </text:list>
      <text:p text:style-name="Horizontal_20_Line"/>
      <text:h text:style-name="Heading_20_3" text:outline-level="3">Caso 2: Zona de Tipo Forward (Reenvío)</text:h>
      <text:p text:style-name="Text_20_body"><text:span text:style-name="T1">Objetivo:</text:span> Configurar el servidor QBO (10.1.1.100) para reenviar las consultas de una zona específica a otro servidor DNS. Por ejemplo, si tuvieras una zona <text:span text:style-name="Source_20_Text">externa.com</text:span> que quieres que QBO reenvíe a un servidor DNS específico para esa zona, en lugar de intentar resolverla recursivamente por sí mismo.</text:p>
      <text:p text:style-name="Text_20_body"><text:span text:style-name="T1">Escenario:</text:span> Vamos a asumir que quieres que QBO reenvíe todas las consultas para la zona <text:span text:style-name="Source_20_Text">ejemplo.com</text:span> a un servidor DNS externo hipotético (ej. <text:span text:style-name="Source_20_Text">203.0.113.5</text:span>).</text:p>
      <text:h text:style-name="P1" text:outline-level="4">Configuración del Servidor DNS QBO (10.1.1.100)</text:h>
      <text:p text:style-name="Text_20_body"><text:span text:style-name="T1">1. Modificar el archivo de configuración de zonas (ej: </text:span><text:span text:style-name="Source_20_Text"><text:span text:style-name="T1">/etc/bind/named.conf.local</text:span></text:span><text:span text:style-name="T1">)</text:span></text:p>
      <text:p text:style-name="P4">DNS Zone file</text:p>
      <text:p text:style-name="Preformatted_20_Text"><text:soft-page-break/><text:span text:style-name="Source_20_Text">zone "ejemplo.com" IN {</text:span></text:p>
      <text:p text:style-name="Preformatted_20_Text"><text:span text:style-name="Source_20_Text"><text:s text:c="4"/>type forward;</text:span></text:p>
      <text:p text:style-name="Preformatted_20_Text"><text:span text:style-name="Source_20_Text"><text:s text:c="4"/>forward only; # O forward first; si quieres que intente resolver él mismo si el forward falla</text:span></text:p>
      <text:p text:style-name="Preformatted_20_Text"><text:span text:style-name="Source_20_Text"><text:s text:c="4"/>forwarders {</text:span></text:p>
      <text:p text:style-name="Preformatted_20_Text"><text:span text:style-name="Source_20_Text"><text:s text:c="8"/>203.0.113.5; # IP del servidor DNS que gestiona ejemplo.com</text:span></text:p>
      <text:p text:style-name="Preformatted_20_Text"><text:span text:style-name="Source_20_Text"><text:s text:c="8"/>198.51.100.10; # Otro servidor de ejemplo.com como respaldo</text:span></text:p>
      <text:p text:style-name="Preformatted_20_Text"><text:span text:style-name="Source_20_Text"><text:s text:c="4"/>};</text:span></text:p>
      <text:p text:style-name="P2"><text:span text:style-name="Source_20_Text">};</text:span></text:p>
      <text:p text:style-name="P5">Explicación:</text:p>
      <text:list text:style-name="L4">
        <text:list-item>
          <text:p text:style-name="P9"><text:span text:style-name="Source_20_Text">type forward;</text:span>: Indica que esta zona es de reenvío.</text:p>
        </text:list-item>
        <text:list-item>
          <text:p text:style-name="P9"><text:span text:style-name="Source_20_Text">forward only;</text:span>: Significa que QBO <text:span text:style-name="T2">solo</text:span> reenviará las consultas para <text:span text:style-name="Source_20_Text">ejemplo.com</text:span> a los <text:span text:style-name="Source_20_Text">forwarders</text:span> definidos. No intentará resolverlas recursivamente por sí mismo si los <text:span text:style-name="Source_20_Text">forwarders</text:span> no responden.</text:p>
        </text:list-item>
        <text:list-item>
          <text:p text:style-name="P9"><text:span text:style-name="Source_20_Text">forward first;</text:span> (alternativa a <text:span text:style-name="Source_20_Text">forward only;</text:span>): QBO intentará reenviar las consultas a los <text:span text:style-name="Source_20_Text">forwarders</text:span> primero. Si no obtiene una respuesta, intentará resolver la consulta recursivamente por sí mismo.</text:p>
        </text:list-item>
        <text:list-item>
          <text:p text:style-name="P9"><text:span text:style-name="Source_20_Text">forwarders { ... };</text:span>: Lista de direcciones IP de los servidores DNS a los que se deben reenviar las consultas para esta zona.</text:p>
        </text:list-item>
      </text:list>
      <text:p text:style-name="P5">Pasos adicionales en QBO:</text:p>
      <text:list text:style-name="L5">
        <text:list-item>
          <text:p text:style-name="P10">Reinicia el servicio BIND: <text:span text:style-name="Source_20_Text">sudo systemctl restart bind9</text:span>.</text:p>
        </text:list-item>
        <text:list-item>
          <text:p text:style-name="P10">Verifica el estado del servicio: <text:span text:style-name="Source_20_Text">sudo systemctl status bind9</text:span>.</text:p>
        </text:list-item>
      </text:list>
      <text:p text:style-name="P5">Pruebas desde un cliente (ej. Rocky Linux):</text:p>
      <text:p text:style-name="Text_20_body">Si en Rocky Linux tienes como <text:span text:style-name="Source_20_Text">nameserver</text:span> el 10.1.1.100, al hacer: <text:span text:style-name="Source_20_Text">dig www.ejemplo.com</text:span></text:p>
      <text:p text:style-name="Text_20_body">QBO recibirá la consulta, verá que tiene una zona de tipo <text:span text:style-name="Source_20_Text">forward</text:span> para <text:span text:style-name="Source_20_Text">ejemplo.com</text:span>, y reenviará la consulta a <text:span text:style-name="Source_20_Text">203.0.113.5</text:span>. La respuesta que reciba de <text:span text:style-name="Source_20_Text">203.0.113.5</text:span> será la que envíe de vuelta al cliente Rocky Linux.</text:p>
      <text:p text:style-name="Horizontal_20_Line"/>
      <text:p text:style-name="P5">Consideraciones importantes:</text:p>
      <text:list text:style-name="L6">
        <text:list-item>
          <text:p text:style-name="P11"><text:span text:style-name="T1">Firewall:</text:span> Asegúrate de que el firewall en ambos servidores DNS (QBO y Ubuntu) permita el tráfico entrante y saliente en el puerto 53 (TCP y UDP).</text:p>
        </text:list-item>
        <text:list-item>
          <text:p text:style-name="P11"><text:span text:style-name="T1">Archivos de logs:</text:span> Revisa los logs de BIND (generalmente en <text:span text:style-name="Source_20_Text">/var/log/syslog</text:span> o <text:span text:style-name="Source_20_Text">/var/log/daemon.log</text:span> en Ubuntu/Debian, o <text:span text:style-name="Source_20_Text">/var/log/messages</text:span> en Rocky Linux) si encuentras problemas.</text:p>
        </text:list-item>
        <text:list-item>
          <text:p text:style-name="P11"><text:span text:style-name="T1">Permisos de archivos:</text:span> Los archivos de zona y configuración deben tener los permisos correctos para que BIND pueda leerlos (típicamente <text:span text:style-name="Source_20_Text">root:bind</text:span> o <text:span text:style-name="Source_20_Text">bind:bind</text:span> con permisos de lectura para el usuario <text:span text:style-name="Source_20_Text">bind</text:span>).</text:p>
        </text:list-item>
        <text:list-item>
          <text:p text:style-name="P11"><text:soft-page-break/><text:span text:style-name="T1">Números de serie (Serial):</text:span> Cada vez que realices un cambio en un archivo de zona (como <text:span text:style-name="Source_20_Text">db.aula11.local</text:span>), incrementa el número de serie (Serial) en el registro SOA para que los servidores esclavos (si los hubiera) sepan que hay una nueva versión de la zona.</text:p>
        </text:list-item>
        <text:list-item>
          <text:p text:style-name="P11"><text:span text:style-name="T1">Seguridad:</text:span> En un entorno de producción, <text:span text:style-name="Source_20_Text">allow-query { any; };</text:span> debería ser más restrictivo para permitir consultas solo desde las IPs de tus clientes o subredes autorizadas.</text:p>
        </text:list-item>
        <text:list-item>
          <text:p text:style-name="P11"><text:span text:style-name="T1">Entorno de pruebas:</text:span> Asegúrate de que las IPs y los nombres de host sean correctos y se correspondan con tu configuración de red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9T18:30:42.924511960</meta:creation-date>
    <dc:date>2025-07-09T18:31:29.640277596</dc:date>
    <meta:editing-duration>PT48S</meta:editing-duration>
    <meta:editing-cycles>1</meta:editing-cycles>
    <meta:document-statistic meta:table-count="0" meta:image-count="0" meta:object-count="0" meta:page-count="5" meta:paragraph-count="136" meta:word-count="1056" meta:character-count="7749" meta:non-whitespace-character-count="6043"/>
    <meta:generator>LibreOffice/24.2.2.2$Linux_X86_64 LibreOffice_project/d56cc158d8a96260b836f100ef4b4ef25d6f1a01</meta:generator>
  </office:meta>
</office:document-meta>
</file>